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8.592cm" fo:min-width="6.739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.114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2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96cm" fo:min-width="7.649cm" fo:padding-top="0.165cm" fo:padding-bottom="0.165cm" fo:padding-left="0.29cm" fo:padding-right="0.29cm"/>
    </style:style>
    <style:style style:name="gr2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6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7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8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3.958cm" fo:min-width="3.811cm" fo:padding-top="0.165cm" fo:padding-bottom="0.165cm" fo:padding-left="0.29cm" fo:padding-right="0.29cm"/>
    </style:style>
    <style:style style:name="gr29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7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78cm" fo:min-width="12.566cm" fo:padding-top="0.165cm" fo:padding-bottom="0.165cm" fo:padding-left="0.29cm" fo:padding-right="0.29cm"/>
    </style:style>
    <style:style style:name="gr39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3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44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45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6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4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50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1" style:family="graphic" style:parent-style-name="standard">
      <style:graphic-properties draw:textarea-horizontal-align="justify" draw:textarea-vertical-align="middle" draw:auto-grow-height="false" fo:min-height="0.707cm" fo:min-width="2.288cm"/>
    </style:style>
    <style:style style:name="gr52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5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55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964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ee3d3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ffe5ca"/>
      <style:paragraph-properties fo:text-align="center"/>
    </style:style>
    <style:style style:name="P24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ffe5ca"/>
      <style:paragraph-properties fo:text-align="center"/>
    </style:style>
    <style:style style:name="P26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fedcc6"/>
      <style:paragraph-properties fo:text-align="center"/>
    </style:style>
    <style:style style:name="P28" style:family="paragraph">
      <loext:graphic-properties draw:fill-color="#cccccc"/>
      <style:paragraph-properties fo:text-align="center"/>
    </style:style>
    <style:style style:name="P29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31" style:family="paragraph">
      <loext:graphic-properties draw:fill-color="#bce4e5"/>
      <style:paragraph-properties fo:text-align="center"/>
    </style:style>
    <style:style style:name="P32" style:family="paragraph"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e5ca"/>
      <style:paragraph-properties fo:text-align="center"/>
      <style:text-properties fo:font-size="18pt"/>
    </style:style>
    <style:style style:name="P36" style:family="paragraph">
      <loext:graphic-properties draw:fill-color="#fff450"/>
      <style:paragraph-properties fo:text-align="center"/>
      <style:text-properties fo:font-size="18pt"/>
    </style:style>
    <style:style style:name="P37" style:family="paragraph">
      <loext:graphic-properties draw:fill-color="#7da7d8"/>
      <style:paragraph-properties fo:text-align="center"/>
      <style:text-properties fo:font-size="18pt"/>
    </style:style>
    <style:style style:name="P38" style:family="paragraph">
      <loext:graphic-properties draw:fill-color="#8f93c7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-color="#7da7d8"/>
      <style:paragraph-properties fo:text-align="center"/>
    </style:style>
    <style:style style:name="P41" style:family="paragraph">
      <loext:graphic-properties draw:fill-color="#8f93c7"/>
      <style:paragraph-properties fo:text-align="center"/>
    </style:style>
    <style:style style:name="P42" style:family="paragraph">
      <loext:graphic-properties draw:fill-color="#fffbcc"/>
      <style:paragraph-properties fo:text-align="center"/>
    </style:style>
    <style:style style:name="P43" style:family="paragraph">
      <loext:graphic-properties draw:fill-color="#fff45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</text:span><text:span text:style-name="T1">32,</text:span><text:span text:style-name="T1">4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</text:span><text:span text:style-name="T1">der</text:span><text:span text:style-name="T1">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5" draw:layer="layout" svg:width="13.713cm" svg:height="8.624cm" svg:x="8.758cm" svg:y="1.933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7.291cm" svg:height="8.894cm" svg:x="10.753cm" svg:y="1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519cm" svg:height="0.514cm" svg:x="13.688cm" svg:y="10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6.45cm" svg:y="10.483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14.237cm" svg:y="10.492cm">
          <text:p text:style-name="P13">(4,7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9.847cm" svg:y="10.502cm">
          <text:p text:style-name="P13">(6,5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5.474cm" svg:y="10.514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14.237cm" svg:y="2.398cm">
          <text:p text:style-name="P13">(-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7.534cm" svg:y="4.42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9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7.722cm" svg:y="2.346cm">
          <text:p text:style-name="P13">(1,-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8.229cm" svg:height="8.126cm" svg:x="9.512cm" svg:y="3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2.191cm" svg:height="1.344cm" svg:x="8.828cm" svg:y="3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9" draw:text-style-name="P15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7" draw:text-style-name="P12" draw:layer="layout" svg:width="2.191cm" svg:height="1.349cm" svg:x="11.8cm" svg:y="2.314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2.906cm" svg:y="2.99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3.991cm" svg:y="3.663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16.182cm" svg:y="5.012cm">
          <text:p text:style-name="P1"><text:span text:style-name="T1">(-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0.691cm" svg:y="2.99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1.797cm" svg:y="3.6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2.882cm" svg:y="4.346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2.191cm" svg:height="1.349cm" svg:x="11.792cm" svg:y="5.022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8.492cm" svg:y="4.356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16.171cm" svg:y="9.081cm">
          <text:p text:style-name="P1"><text:span text:style-name="T1">(1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2.191cm" svg:height="1.349cm" svg:x="11.764cm" svg:y="9.102cm">
          <text:p text:style-name="P1"><text:span text:style-name="T1">(3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3" draw:layer="layout" svg:width="4.391cm" svg:height="4.288cm" svg:x="12.873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2.191cm" svg:height="1.349cm" svg:x="13.983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5.089cm" svg:y="1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6.174cm" svg:y="2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5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20.556cm" svg:y="5.02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662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2.87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3.98cm" svg:y="2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5.065cm" svg:y="3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1cm" svg:y="3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56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2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47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553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9" draw:text-style-name="P24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4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4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5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6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6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6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8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7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0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94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98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381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307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7.997cm" svg:y="11.01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6.747cm" svg:y="2.933cm">
          <text:p text:style-name="P1"><text:span text:style-name="T1">(-4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0" draw:layer="layout" svg:width="2.191cm" svg:height="1.349cm" svg:x="16.45cm" svg:y="10.483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2.191cm" svg:height="1.349cm" svg:x="9.847cm" svg:y="10.502cm">
          <text:p text:style-name="P32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1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5.474cm" svg:y="10.514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9.913cm" svg:y="2.351cm">
          <text:p text:style-name="P32">(0,-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4.381cm" svg:y="4.38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3" draw:layer="layout" svg:width="2.248cm" svg:height="0.645cm" svg:x="18.627cm" svg:y="2.451cm">
          <draw:text-box>
            <text:p><text:span text:style-name="T1">(20</text:span><text:span text:style-name="T1">2,4</text:span><text:span text:style-name="T1">8)</text:span></text:p>
          </draw:text-box>
        </draw:frame>
        <draw:custom-shape draw:style-name="gr15" draw:text-style-name="P12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27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3.373cm" svg:y="-1.739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0" draw:layer="layout" svg:width="2.191cm" svg:height="1.349cm" svg:x="21.883cm" svg:y="1.711cm">
          <text:p text:style-name="P3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22.968cm" svg:y="2.382cm">
          <text:p text:style-name="P1"><text:span text:style-name="T1">(-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25.164cm" svg:y="2.37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8.591cm" svg:y="-1.66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0" draw:layer="layout" svg:width="2.191cm" svg:height="1.349cm" svg:x="17.567cm" svg:y="11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49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2.191cm" svg:height="1.349cm" svg:x="23.063cm" svg:y="10.463cm">
          <text:p text:style-name="P32"><text:span text:style-name="T1">(0,1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9.755cm" svg:y="12.5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1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84cm" svg:y="13.1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2" draw:layer="layout" svg:width="2.191cm" svg:height="1.349cm" svg:x="18.624cm" svg:y="14.541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5" draw:layer="layout" svg:width="13.146cm" svg:height="8.108cm" svg:x="10.961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39" draw:text-style-name="P35" draw:layer="layout" svg:width="4.535cm" svg:height="2.791cm" svg:x="9.504cm" svg:y="3.722cm">
          <text:p text:style-name="P1"><text:span text:style-name="T2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6" draw:layer="layout" svg:width="4.535cm" svg:height="2.791cm" svg:x="11.8cm" svg:y="2.314cm">
          <text:p text:style-name="P1"><text:span text:style-name="T2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6" draw:layer="layout" svg:width="4.535cm" svg:height="2.791cm" svg:x="11.8cm" svg:y="5.13cm">
          <text:p text:style-name="P1"><text:span text:style-name="T2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5" draw:layer="layout" svg:width="4.535cm" svg:height="2.791cm" svg:x="14.096cm" svg:y="3.722cm">
          <text:p text:style-name="P1"><text:span text:style-name="T2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7" draw:layer="layout" svg:width="4.535cm" svg:height="2.791cm" svg:x="14.096cm" svg:y="6.538cm">
          <text:p text:style-name="P1"><text:span text:style-name="T2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6" draw:layer="layout" svg:width="4.535cm" svg:height="2.791cm" svg:x="16.392cm" svg:y="5.13cm">
          <text:p text:style-name="P1"><text:span text:style-name="T2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6" draw:layer="layout" svg:width="4.535cm" svg:height="2.791cm" svg:x="7.208cm" svg:y="5.13cm">
          <text:p text:style-name="P1"><text:span text:style-name="T2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7" draw:layer="layout" svg:width="4.535cm" svg:height="2.791cm" svg:x="9.504cm" svg:y="6.538cm">
          <text:p text:style-name="P1"><text:span text:style-name="T2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11.8cm" svg:y="7.946cm">
          <text:p text:style-name="P1"><text:span text:style-name="T2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16.392cm" svg:y="7.946cm">
          <text:p text:style-name="P1"><text:span text:style-name="T2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7" draw:layer="layout" svg:width="4.535cm" svg:height="2.791cm" svg:x="18.688cm" svg:y="6.538cm">
          <text:p text:style-name="P1"><text:span text:style-name="T2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7" draw:layer="layout" svg:width="4.535cm" svg:height="2.791cm" svg:x="14.096cm" svg:y="9.354cm">
          <text:p text:style-name="P1"><text:span text:style-name="T2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39" draw:layer="layout" svg:width="1.535cm" svg:height="0.645cm" svg:x="13.864cm" svg:y="1.551cm">
          <draw:text-box>
            <text:p><text:span text:style-name="T1">(0,</text:span><text:span text:style-name="T1">0)</text:span></text:p>
          </draw:text-box>
        </draw:frame>
        <draw:custom-shape draw:style-name="gr44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39" draw:text-style-name="P25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0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0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40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1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1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40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</text:span><text:span text:style-name="T1">0)</text:span></text:p>
          </draw:text-box>
        </draw:frame>
        <draw:custom-shape draw:style-name="gr47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</text:span><text:span text:style-name="T1">20,</text:span><text:span text:style-name="T1">1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</text:span><text:span text:style-name="T1">20,</text:span><text:span text:style-name="T1">106</text:span><text:span text:style-name="T1">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</text:span><text:span text:style-name="T1">0,1</text:span><text:span text:style-name="T1">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</text:span><text:span text:style-name="T1">0,1</text:span><text:span text:style-name="T1">06)</text:span></text:p>
          </draw:text-box>
        </draw:frame>
        <draw:custom-shape draw:style-name="gr49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50" draw:text-style-name="P4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2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2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1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</text:span><text:span text:style-name="T1">0)</text:span></text:p>
          </draw:text-box>
        </draw:frame>
        <draw:custom-shape draw:style-name="gr44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40" draw:text-style-name="P43" draw:layer="layout" svg:width="4.535cm" svg:height="2.791cm" svg:x="5.663cm" svg:y="2.032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10.198cm" svg:y="2.03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5.663cm" svg:y="4.823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3" draw:layer="layout" svg:width="4.535cm" svg:height="2.791cm" svg:x="10.198cm" svg:y="4.823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5" draw:layer="layout" svg:width="4.525cm" svg:height="2.791cm" svg:x="10.198cm" svg:y="4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51" draw:text-style-name="P1" draw:layer="layout" svg:width="2.788cm" svg:height="0.957cm" svg:x="4.722cm" svg:y="2.157cm">
          <text:p text:style-name="P1">toch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2" draw:text-style-name="P43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54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8" draw:layer="layout" svg:width="0.245cm" svg:height="0.242cm" svg:x="7.102cm" svg:y="10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6" draw:text-style-name="P33" draw:layer="layout" svg:width="4.464cm" svg:height="0.887cm" svg:x="1.888cm" svg:y="4.277cm">
          <draw:text-box>
            <text:p><text:span text:style-name="T3">Des</text:span><text:span text:style-name="T3">t.y = </text:span><text:span text:style-name="T3">tile.</text:span><text:span text:style-name="T3">y + </text:span><text:span text:style-name="T3">entit</text:span><text:span text:style-name="T3">y.y </text:span><text:span text:style-name="T3">– </text:span><text:span text:style-name="T3">rect</text:span><text:span text:style-name="T3">.h</text:span></text:p>
            <text:p><text:span text:style-name="T3">Des</text:span><text:span text:style-name="T3">t.x = </text:span><text:span text:style-name="T3">tile.</text:span><text:span text:style-name="T3">x + </text:span><text:span text:style-name="T3">entit</text:span><text:span text:style-name="T3">y.x</text:span></text:p>
          </draw:text-box>
        </draw:frame>
        <draw:custom-shape draw:style-name="gr57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7-29T20:33:11.575557262</dc:date>
    <meta:editing-duration>PT3H26M48S</meta:editing-duration>
    <meta:editing-cycles>24</meta:editing-cycles>
    <meta:generator>LibreOffice/6.0.7.3$Linux_X86_64 LibreOffice_project/00m0$Build-3</meta:generator>
    <meta:document-statistic meta:object-count="931"/>
  </office:meta>
</office:document-meta>
</file>